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cb9d2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in" style:contextual-spacing="false"/>
    </style:style>
    <style:style style:name="P9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cb9d2"/>
    </style:style>
    <style:style style:name="P12" style:family="paragraph" style:parent-style-name="Text_20_body">
      <loext:graphic-properties draw:fill="solid" draw:fill-color="#dddddd" draw:opacity="100%"/>
      <style:paragraph-properties fo:margin-top="0in" fo:margin-bottom="0in" style:contextual-spacing="false" fo:break-before="page" fo:background-color="#dddddd"/>
      <style:text-properties officeooo:paragraph-rsid="001cb9d2"/>
    </style:style>
    <style:style style:name="P13" style:family="paragraph" style:parent-style-name="Text_20_body">
      <style:paragraph-properties fo:margin-top="0in" fo:margin-bottom="0.0799in" style:contextual-spacing="false"/>
    </style:style>
    <style:style style:name="P14" style:family="paragraph" style:parent-style-name="Text_20_body">
      <loext:graphic-properties draw:fill="solid" draw:fill-color="#dddddd" draw:opacity="100%"/>
      <style:paragraph-properties fo:margin-top="0in" fo:margin-bottom="0.0402in" style:contextual-spacing="false" fo:background-color="#dddddd"/>
    </style:style>
    <style:style style:name="P15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17" style:family="paragraph" style:parent-style-name="Text_20_body">
      <loext:graphic-properties draw:fill="solid" draw:fill-color="#dddddd" draw:opacity="100%"/>
      <style:paragraph-properties fo:margin-top="0.0799in" fo:margin-bottom="0in" style:contextual-spacing="false" fo:background-color="#dddddd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429. Minimize XOR</text:h>
      <text:p text:style-name="P5">Given two positive integers <text:span text:style-name="Source_20_Text"><text:span text:style-name="T2">num1</text:span></text:span> and <text:span text:style-name="Source_20_Text"><text:span text:style-name="T2">num2</text:span></text:span>, find the positive integer <text:span text:style-name="Source_20_Text"><text:span text:style-name="T2">x</text:span></text:span> such that:</text:p>
      <text:list text:style-name="L1">
        <text:list-item>
          <text:p text:style-name="P6"><text:span text:style-name="Source_20_Text"><text:span text:style-name="T2">x</text:span></text:span> has the same number of set bits as <text:span text:style-name="Source_20_Text"><text:span text:style-name="T2">num2</text:span></text:span>, and</text:p>
        </text:list-item>
        <text:list-item>
          <text:p text:style-name="P7">The value <text:span text:style-name="Source_20_Text"><text:span text:style-name="T2">x XOR num1</text:span></text:span> is <text:span text:style-name="Strong_20_Emphasis"><text:span text:style-name="T1">minimal</text:span></text:span>.</text:p>
        </text:list-item>
      </text:list>
      <text:p text:style-name="P5">Note that <text:span text:style-name="Source_20_Text"><text:span text:style-name="T2">XOR</text:span></text:span> is the bitwise XOR operation.</text:p>
      <text:p text:style-name="P5">Return <text:span text:style-name="Emphasis"><text:span text:style-name="T1">the integer </text:span></text:span><text:span text:style-name="Source_20_Text"><text:span text:style-name="T2">x</text:span></text:span>. The test cases are generated such that <text:span text:style-name="Source_20_Text"><text:span text:style-name="T2">x</text:span></text:span> is <text:span text:style-name="Strong_20_Emphasis"><text:span text:style-name="T1">uniquely determined</text:span></text:span>.</text:p>
      <text:p text:style-name="P5">The number of <text:span text:style-name="Strong_20_Emphasis"><text:span text:style-name="T1">set bits</text:span></text:span> of an integer is the number of <text:span text:style-name="Source_20_Text"><text:span text:style-name="T2">1</text:span></text:span>'s in its binary representation.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 num1 = 3, num2 = 5</text:p>
      <text:p text:style-name="P3"><text:span text:style-name="Strong_20_Emphasis"><text:span text:style-name="T1">Output:</text:span></text:span> 3</text:p>
      <text:p text:style-name="P3"><text:span text:style-name="Strong_20_Emphasis"><text:span text:style-name="T1">Explanation:</text:span></text:span></text:p>
      <text:p text:style-name="P4">The binary representations of num1 and num2 are 0011 and 0101, respectively.</text:p>
      <text:p text:style-name="P2">The integer <text:span text:style-name="Strong_20_Emphasis"><text:span text:style-name="T1">3</text:span></text:span> has the same number of set bits as num2, and the value <text:span text:style-name="Source_20_Text"><text:span text:style-name="T2">3 XOR 3 = 0</text:span></text:span> is minimal.</text:p>
      <text:p text:style-name="P5"><text:span text:style-name="Strong_20_Emphasis"><text:span text:style-name="T1">Example 2:</text:span></text:span></text:p>
      <text:p text:style-name="P3"><text:span text:style-name="Strong_20_Emphasis"><text:span text:style-name="T1">Input:</text:span></text:span> num1 = 1, num2 = 12</text:p>
      <text:p text:style-name="P3"><text:span text:style-name="Strong_20_Emphasis"><text:span text:style-name="T1">Output:</text:span></text:span> 3</text:p>
      <text:p text:style-name="P3"><text:span text:style-name="Strong_20_Emphasis"><text:span text:style-name="T1">Explanation:</text:span></text:span></text:p>
      <text:p text:style-name="P4">The binary representations of num1 and num2 are 0001 and 1100, respectively.</text:p>
      <text:p text:style-name="P2">The integer <text:span text:style-name="Strong_20_Emphasis"><text:span text:style-name="T1">3</text:span></text:span> has the same number of set bits as num2, and the value <text:span text:style-name="Source_20_Text"><text:span text:style-name="T2">3 XOR 1 = 2</text:span></text:span> is minimal.</text:p>
      <text:p text:style-name="P5"><text:span text:style-name="Strong_20_Emphasis"><text:span text:style-name="T1">Constraints:</text:span></text:span></text:p>
      <text:list text:style-name="L2">
        <text:list-item>
          <text:p text:style-name="P10"><text:span text:style-name="Source_20_Text"><text:span text:style-name="T2">1 &lt;= num1, num2 &lt;= </text:span></text:span><text:span text:style-name="Source_20_Text"><text:span text:style-name="T2"><draw:frame draw:style-name="fr1" draw:name="Object1" text:anchor-type="as-char" svg:y="-0.2161in" svg:width="0.4181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</text:list>
      <text:h text:style-name="P1" text:outline-level="1">2429. Minimize XOR</text:h>
      <text:p text:style-name="P8">/*</text:p>
      <text:p text:style-name="P8"><text:s text:c="4"/><text:span text:style-name="T3">Bit manipulation</text:span></text:p>
      <text:p text:style-name="P8"><text:s text:c="4"/>Time compelxity: <draw:frame draw:style-name="fr1" draw:name="Object2" text:anchor-type="as-char" svg:y="-0.1909in" svg:width="1.6752in" svg:height="0.26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><text:s text:c="4"/>Space compelxity: O(1)</text:p>
      <text:p text:style-name="P8">*/</text:p>
      <text:p text:style-name="P8">class Solution {</text:p>
      <text:p text:style-name="P8"><text:s text:c="4"/>public:</text:p>
      <text:p text:style-name="P9"><text:s text:c="5"/><text:span text:style-name="T4"><text:s text:c="3"/>// If k&gt;=n:</text:span></text:p>
      <text:p text:style-name="P15"><text:s text:c="8"/>// initialize `ans` to `a`</text:p>
      <text:p text:style-name="P15"><text:s text:c="8"/>// set all m=(k-n) unset bits, from right to left</text:p>
      <text:p text:style-name="P9"><text:s text:c="8"/>int case1(int a,int b,int n,int k){</text:p>
      <text:p text:style-name="P9"><text:s text:c="12"/>int ans=a;</text:p>
      <text:p text:style-name="P14"><text:s text:c="12"/>int i=0; <text:span text:style-name="T4">// To track the rightmost bit</text:span></text:p>
      <text:p text:style-name="P9"><text:s text:c="12"/>int m=k-n;</text:p>
      <text:p text:style-name="P17"><text:s text:c="8"/><text:span text:style-name="T4"><text:s text:c="4"/>// While the rightmost (k-n) bits are still unset</text:span></text:p>
      <text:p text:style-name="P9"><text:s text:c="12"/>while(m){</text:p>
      <text:p text:style-name="P9"><text:s text:c="14"/><text:span text:style-name="T4"><text:s text:c="2"/>// If rightmost bit in not set</text:span></text:p>
      <text:p text:style-name="P9"><text:s text:c="16"/>if(!((ans&gt;&gt;i)&amp;1)){</text:p>
      <text:p text:style-name="P9"><text:s text:c="19"/><text:span text:style-name="T4"><text:s/>// Set it</text:span></text:p>
      <text:p text:style-name="P9"><text:s text:c="20"/>int x=(ans&gt;&gt;i)|1;</text:p>
      <text:p text:style-name="P9"><text:s text:c="17"/><text:span text:style-name="T4"><text:s text:c="3"/>// Append `i` 0s to the right and build the answer</text:span></text:p>
      <text:p text:style-name="P9"><text:s text:c="20"/>ans|=(x&lt;&lt;i);</text:p>
      <text:p text:style-name="P9"><text:s text:c="20"/>m--; <text:span text:style-name="T4">// one bit is set</text:span></text:p>
      <text:p text:style-name="P9"><text:s text:c="16"/>} </text:p>
      <text:p text:style-name="P9"><text:s text:c="16"/>i++; <text:span text:style-name="T4">// Next rightmost bit</text:span></text:p>
      <text:p text:style-name="P9"><text:s text:c="12"/>}</text:p>
      <text:p text:style-name="P9"><text:s text:c="12"/>return ans;</text:p>
      <text:p text:style-name="P9"><text:s text:c="8"/>}</text:p>
      <text:p text:style-name="P8"/>
      <text:p text:style-name="P11"><text:s text:c="3"/><text:span text:style-name="T5"><text:s text:c="5"/></text:span></text:p>
      <text:p text:style-name="P12"><text:span text:style-name="T5"><text:s text:c="9"/>// If k&lt;n:</text:span></text:p>
      <text:p text:style-name="P16"><text:s text:c="8"/>// initialize `ans` to `a`</text:p>
      <text:p text:style-name="P16"><text:s text:c="8"/>// Unset all m=(n-k) set bits, from right to left</text:p>
      <text:p text:style-name="P9"><text:s text:c="8"/>int case2(int a,int b,int n, int k){</text:p>
      <text:p text:style-name="P9"><text:s text:c="12"/>int ans=a;</text:p>
      <text:p text:style-name="P9"><text:s text:c="12"/>int m=n-k;</text:p>
      <text:p text:style-name="P9"><text:s text:c="12"/>int i=0;</text:p>
      <text:p text:style-name="P9"><text:s text:c="10"/><text:span text:style-name="T4"><text:s text:c="2"/>// Keep shifting `a` to the right until reaching the (n-k)-th set bit</text:span></text:p>
      <text:p text:style-name="P15"><text:s text:c="12"/>// This helps us to find the number of 0s to add afer finding the (n-k)-th set bit</text:p>
      <text:p text:style-name="P9"><text:s text:c="12"/>while(m){</text:p>
      <text:p text:style-name="P9"><text:s text:c="16"/>if(ans&amp;1) m--;</text:p>
      <text:p text:style-name="P9"><text:s text:c="16"/>ans&gt;&gt;=1;</text:p>
      <text:p text:style-name="P9"><text:s text:c="16"/>i++;</text:p>
      <text:p text:style-name="P9"><text:s text:c="12"/>}</text:p>
      <text:p text:style-name="P9"><text:s text:c="7"/><text:span text:style-name="T4"><text:s text:c="5"/>// Shift `a` by `i` positions the left to add `i` 0s at the left</text:span></text:p>
      <text:p text:style-name="P9"><text:s text:c="12"/>ans&lt;&lt;=i;</text:p>
      <text:p text:style-name="P9"><text:s text:c="12"/>return ans;</text:p>
      <text:p text:style-name="P9"><text:s text:c="8"/>}</text:p>
      <text:p text:style-name="P8"/>
      <text:p text:style-name="P8"><text:s text:c="8"/>int minimizeXor(int num1, int num2){</text:p>
      <text:p text:style-name="P8"><text:s text:c="11"/><text:span text:style-name="T4"><text:s/>// n=#setbits in nums1</text:span></text:p>
      <text:p text:style-name="P13"><text:s text:c="12"/>int n=__builtin_popcount(num1);</text:p>
      <text:p text:style-name="P8"><text:s text:c="11"/><text:span text:style-name="T4"><text:s/>// k=#setbits in nums2</text:span></text:p>
      <text:p text:style-name="P8"><text:s text:c="12"/>int k=__builtin_popcount(num2);</text:p>
      <text:p text:style-name="P8"><text:s text:c="12"/></text:p>
      <text:p text:style-name="P8"><text:s text:c="11"/><text:span text:style-name="T4"><text:s/>// Manage cases</text:span></text:p>
      <text:p text:style-name="P8"><text:s text:c="12"/>if(k&gt;=n) return case1(num1,num2,n,k);</text:p>
      <text:p text:style-name="P8"><text:s text:c="12"/>return case2(num1,num2,n,k)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3:42:44.906841645</meta:creation-date>
    <dc:date>2025-01-15T13:47:13.065843816</dc:date>
    <meta:editing-duration>PT4M31S</meta:editing-duration>
    <meta:editing-cycles>1</meta:editing-cycles>
    <meta:document-statistic meta:table-count="0" meta:image-count="0" meta:object-count="2" meta:page-count="3" meta:paragraph-count="81" meta:word-count="396" meta:character-count="2694" meta:non-whitespace-character-count="1745"/>
    <meta:generator>LibreOffice/24.2.7.2$Linux_X86_64 LibreOffice_project/420$Build-2</meta:generator>
  </office:meta>
</office:document-meta>
</file>

<file path=Object 1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b>
              <mi>log</mi>
              <mn>2</mn>
            </msub>
            <mi mathvariant="italic">max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log_2 max(a,b))</annotation>
  </semantics>
</math>
</file>